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25mm"/>
    </style:style>
    <style:style style:name="co2" style:family="table-column">
      <style:table-column-properties fo:break-before="auto" style:column-width="57.41mm"/>
    </style:style>
    <style:style style:name="co3" style:family="table-column">
      <style:table-column-properties fo:break-before="auto" style:column-width="30.87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atif carte micro pros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Fabriquan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Page produit</text:p>
          </table:table-cell>
          <table:table-cell table:style-name="ce1" office:value-type="string" calcext:value-type="string">
            <text:p>Processeur</text:p>
          </table:table-cell>
          <table:table-cell table:style-name="ce1" office:value-type="string" calcext:value-type="string">
            <text:p>Mémoire</text:p>
          </table:table-cell>
          <table:table-cell table:style-name="ce1" office:value-type="string" calcext:value-type="string">
            <text:p>Prix</text:p>
          </table:table-cell>
          <table:table-cell table:style-name="ce3" office:value-type="string" calcext:value-type="string">
            <text:p>Sortie Vidéo</text:p>
          </table:table-cell>
          <table:table-cell table:style-name="ce3" office:value-type="string" calcext:value-type="string">
            <text:p>Sortie SO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Reseau</text:p>
          </table:table-cell>
          <table:table-cell table:style-name="ce3" office:value-type="string" calcext:value-type="string">
            <text:p>Bluetooth</text:p>
          </table:table-cell>
        </table:table-row>
        <table:table-row table:style-name="ro1">
          <table:table-cell office:value-type="string" calcext:value-type="string">
            <text:p>86Duino / 86Duino One</text:p>
          </table:table-cell>
          <table:table-cell office:value-type="string" calcext:value-type="string">
            <text:p><text:s/>DM&amp;P, 86Duino.com</text:p>
          </table:table-cell>
          <table:table-cell office:value-type="string" calcext:value-type="string">
            <text:p>http://linuxgizmos.com/arduino-compatible-boardset-runs-linux-on-x86/ </text:p>
          </table:table-cell>
          <table:table-cell office:value-type="string" calcext:value-type="string">
            <text:p>http://www.86duino.com/index.php?p=68</text:p>
          </table:table-cell>
          <table:table-cell office:value-type="string" calcext:value-type="string">
            <text:p>P Vortex86EX (1x x86 @ 300MHz) </text:p>
          </table:table-cell>
          <table:table-cell office:value-type="string" calcext:value-type="string">
            <text:p><text:s/>128MB RAM</text:p>
          </table:table-cell>
          <table:table-cell office:value-type="string" calcext:value-type="string">
            <text:p><text:s/>$39 (Zero), $69 (One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10-OlinuXino-Lime</text:p>
          </table:table-cell>
          <table:table-cell office:value-type="string" calcext:value-type="string">
            <text:p><text:s/>Olimex, OlinuXino, Mouser</text:p>
          </table:table-cell>
          <table:table-cell table:number-columns-repeated="2" office:value-type="string" calcext:value-type="string">
            <text:p>https://www.olimex.com/Products/OlinuXino/A10/A10-OlinuXino-LIME/open-source-hardware</text:p>
          </table:table-cell>
          <table:table-cell office:value-type="string" calcext:value-type="string">
            <text:p><text:s text:c="2"/>Allwinner A10 (1x Cortex-A8 @ 1GHz) + Mali-400 GPU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33 (30 Euros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20-OlinuXino-Micro </text:p>
          </table:table-cell>
          <table:table-cell office:value-type="string" calcext:value-type="string">
            <text:p>Olimex, OlinuXino, Mouser</text:p>
          </table:table-cell>
          <table:table-cell office:value-type="string" calcext:value-type="string">
            <text:p>http://linuxgizmos.com/open-sbc-runs-linux-and-android-allwinner-a20-soc/" </text:p>
          </table:table-cell>
          <table:table-cell office:value-type="string" calcext:value-type="string">
            <text:p>https://www.olimex.com/Products/OlinuXino/A20/A20-OlinuXino-MICRO/open-source-hardware"</text:p>
          </table:table-cell>
          <table:table-cell office:value-type="string" calcext:value-type="string">
            <text:p><text:s/>Allwinner A20 (2x Cortex-A7 @ 1GHz) Mali-400 GPU</text:p>
          </table:table-cell>
          <table:table-cell office:value-type="string" calcext:value-type="string">
            <text:p><text:s/>1GB DDR3 RAM <text:s/>optional 4GB NAND flash with preloaded Android</text:p>
          </table:table-cell>
          <table:table-cell office:value-type="string" calcext:value-type="string">
            <text:p><text:s/>$60 (55 Euros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dromeda Box Edge</text:p>
          </table:table-cell>
          <table:table-cell office:value-type="string" calcext:value-type="string">
            <text:p><text:s/>Marvell</text:p>
          </table:table-cell>
          <table:table-cell office:value-type="string" calcext:value-type="string">
            <text:p>https://www.arrow.com/en/products/rd-andromeda-140-01/marvell-semiconductor#page-1" </text:p>
          </table:table-cell>
          <table:table-cell office:value-type="string" calcext:value-type="string">
            <text:p>https://www.arrow.com/en/products/rd-andromeda-140-01/marvell-semiconductor#page-1</text:p>
          </table:table-cell>
          <table:table-cell office:value-type="string" calcext:value-type="string">
            <text:p><text:s/>Marvell IAP140 (4x Cortex-A53 cores @ 1.2GHz) <text:s/>Vivante GC7000UL GPU</text:p>
          </table:table-cell>
          <table:table-cell office:value-type="string" calcext:value-type="string">
            <text:p><text:s/>1GB LPDDR3 RAM <text:s/>8GB eMMC</text:p>
          </table:table-cell>
          <table:table-cell office:value-type="string" calcext:value-type="string">
            <text:p><text:s/>$7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rduino Yún Mini </text:p>
          </table:table-cell>
          <table:table-cell office:value-type="string" calcext:value-type="string">
            <text:p><text:s/>Arduino Srl</text:p>
          </table:table-cell>
          <table:table-cell office:value-type="string" calcext:value-type="string">
            <text:p>http://linuxgizmos.com/arduino-shrinks-linux-ready-yun-to-mini-size/" </text:p>
          </table:table-cell>
          <table:table-cell office:value-type="string" calcext:value-type="string">
            <text:p>http://arduino.org/products/arduino-yun-mini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rndale Octa</text:p>
          </table:table-cell>
          <table:table-cell office:value-type="string" calcext:value-type="string">
            <text:p><text:s/>ArndaleBoard.org, InSignal, Pyrustek</text:p>
          </table:table-cell>
          <table:table-cell office:value-type="string" calcext:value-type="string">
            <text:p>http://www.pyrustek.com/us/</text:p>
          </table:table-cell>
          <table:table-cell office:value-type="string" calcext:value-type="string">
            <text:p><text:s/>Samsung Exynos 5420 Octa (4x Cortex-A15 @ 1.8GHz and 4x Cortex-A7 @ 1.3GHz)</text:p>
          </table:table-cell>
          <table:table-cell office:value-type="string" calcext:value-type="string">
            <text:p><text:s text:c="2"/>Samsung Exynos 5420 Octa (4x Cortex-A15 @ 1.8GHz and 4x Cortex-A7 @ 1.3GHz) + ARM Mali T-628 MP6 GPU</text:p>
          </table:table-cell>
          <table:table-cell office:value-type="string" calcext:value-type="string">
            <text:p><text:s/>3GB LPDDR3e RAM</text:p>
          </table:table-cell>
          <table:table-cell office:value-type="string" calcext:value-type="string">
            <text:p><text:s/>$19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i M2</text:p>
          </table:table-cell>
          <table:table-cell office:value-type="string" calcext:value-type="string">
            <text:p><text:s/>SinoVoip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tinyonestore.com/products/banana-pi-m2-quad-core-board" </text:p>
          </table:table-cell>
          <table:table-cell office:value-type="string" calcext:value-type="string">
            <text:p><text:s/>Allwinner A31 (4x Cortex-A7 @ 1GHz)</text:p>
          </table:table-cell>
          <table:table-cell office:value-type="string" calcext:value-type="string">
            <text:p><text:s/>PowerVR SGX544MP2 GPU <text:s/>1GB DDR3 RAM</text:p>
          </table:table-cell>
          <table:table-cell office:value-type="string" calcext:value-type="string">
            <text:p><text:s/>$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i M3</text:p>
          </table:table-cell>
          <table:table-cell office:value-type="string" calcext:value-type="string">
            <text:p><text:s/>SinoVoip</text:p>
          </table:table-cell>
          <table:table-cell office:value-type="string" calcext:value-type="string">
            <text:p>http://www.banana-pi.org/m3.html" </text:p>
          </table:table-cell>
          <table:table-cell office:value-type="string" calcext:value-type="string">
            <text:p>http://www.pyrustek.com/us/?menuType=product&amp;mode=view&amp;act=list&amp;page=&amp;searchField=&amp;searchKey=&amp;lcate=001&amp;mcate=001&amp;scate=&amp;fcate=&amp;sort=&amp;prodCode=2013102100003&amp;searchIcon6=&amp;searchIcon7=&amp;searchIcon8=&amp;searchIcon9=&amp;searchColor=&amp;searchSize=&amp;pr_no=&amp;searchStartPrice=&amp;searchEndPrice=</text:p>
          </table:table-cell>
          <table:table-cell office:value-type="string" calcext:value-type="string">
            <text:p><text:s/>PowerVR SGX544MP1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8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ro </text:p>
          </table:table-cell>
          <table:table-cell office:value-type="string" calcext:value-type="string">
            <text:p><text:s/>LeMaker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www.lemaker.org/" </text:p>
          </table:table-cell>
          <table:table-cell office:value-type="string" calcext:value-type="string">
            <text:p><text:s/>Allwinner A20 (2x Cortex-A7 @ 1GHz) <text:s/>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4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agleBone Black</text:p>
          </table:table-cell>
          <table:table-cell office:value-type="string" calcext:value-type="string">
            <text:p><text:s/>BeagleBone.org, CircuitCo</text:p>
          </table:table-cell>
          <table:table-cell office:value-type="string" calcext:value-type="string">
            <text:p>http://linuxgizmos.com/beaglebone-black-rev-c-doubles-flash-moves-to-debian/" </text:p>
          </table:table-cell>
          <table:table-cell office:value-type="string" calcext:value-type="string">
            <text:p>http://beagleboard.org/BLACK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agleBone Green</text:p>
          </table:table-cell>
          <table:table-cell office:value-type="string" calcext:value-type="string">
            <text:p><text:s/>Seeed Studios with BeagleBoard.org</text:p>
          </table:table-cell>
          <table:table-cell office:value-type="string" calcext:value-type="string">
            <text:p>http://linuxgizmos.com/beaglebone-green-drops-the-hdmi-and-the-price/" </text:p>
          </table:table-cell>
          <table:table-cell office:value-type="string" calcext:value-type="string">
            <text:p>http://www.seeed.cc/beaglebone_green/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3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<text:s/>Next Thing Co.</text:p>
          </table:table-cell>
          <table:table-cell office:value-type="string" calcext:value-type="string">
            <text:p>http://linuxgizmos.com/hackable-arm-linux-sbc-starts-at-9/" </text:p>
          </table:table-cell>
          <table:table-cell office:value-type="string" calcext:value-type="string">
            <text:p>http://nextthing.co/" </text:p>
          </table:table-cell>
          <table:table-cell office:value-type="string" calcext:value-type="string">
            <text:p><text:s/>Allwinner R8 (1x Cortex-A8 @ 1GHz) <text:s/>Mali-400 GPU</text:p>
          </table:table-cell>
          <table:table-cell office:value-type="string" calcext:value-type="string">
            <text:p><text:s/>512MB DDR3 RAM 4GB flash</text:p>
          </table:table-cell>
          <table:table-cell office:value-type="string" calcext:value-type="string">
            <text:p><text:s/>$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learFog Pro </text:p>
          </table:table-cell>
          <table:table-cell office:value-type="string" calcext:value-type="string">
            <text:p>SolidRun</text:p>
          </table:table-cell>
          <table:table-cell office:value-type="string" calcext:value-type="string">
            <text:p>http://linuxgizmos.com/sbc-packs-six-port-gbe-switch-runs-linux-on-armada-38x-soc/" </text:p>
          </table:table-cell>
          <table:table-cell office:value-type="string" calcext:value-type="string">
            <text:p>http://solid-run.com/marvell-armada-family/clearfog/" </text:p>
          </table:table-cell>
          <table:table-cell office:value-type="string" calcext:value-type="string">
            <text:p><text:s/>Marvell Armada 38x 88F6810 or 88F6828 (1x or 2x Cortex-A9 @ 1.3GHz or 1.6GHz for both)</text:p>
          </table:table-cell>
          <table:table-cell office:value-type="string" calcext:value-type="string">
            <text:p><text:s/>256MB, expandable to 1GB (single-core) or 2GB (dual) DDR3L RAM <text:s/>optional eMMC or microSD card</text:p>
          </table:table-cell>
          <table:table-cell office:value-type="string" calcext:value-type="string">
            <text:p><text:s/>$170 to $2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loudBit</text:p>
          </table:table-cell>
          <table:table-cell office:value-type="string" calcext:value-type="string">
            <text:p><text:s/>LittleBits Electronics</text:p>
          </table:table-cell>
          <table:table-cell office:value-type="string" calcext:value-type="string">
            <text:p>http://linuxgizmos.com/tiny-linux-sbc-taps-plug-and-play-iot-modules/" </text:p>
          </table:table-cell>
          <table:table-cell office:value-type="string" calcext:value-type="string">
            <text:p>http://littlebits.cc/bits/cloudbit" </text:p>
          </table:table-cell>
          <table:table-cell office:value-type="string" calcext:value-type="string">
            <text:p><text:s/>NXP i.MX233 (1x ARM9 @ 454MHz)</text:p>
          </table:table-cell>
          <table:table-cell office:value-type="string" calcext:value-type="string">
            <text:p><text:s/>64MB RAM <text:s/>4GB microSD card</text:p>
          </table:table-cell>
          <table:table-cell office:value-type="string" calcext:value-type="string">
            <text:p><text:s/>$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reator CI40</text:p>
          </table:table-cell>
          <table:table-cell office:value-type="string" calcext:value-type="string">
            <text:p><text:s/>Imagination Technologies</text:p>
          </table:table-cell>
          <table:table-cell office:value-type="string" calcext:value-type="string">
            <text:p>http://linuxgizmos.com/creator-ci40-sbc-runs-openwrt-debian-brillo-on-dual-core-mips/" </text:p>
          </table:table-cell>
          <table:table-cell office:value-type="string" calcext:value-type="string">
            <text:p>http://store.imgtec.com/" </text:p>
          </table:table-cell>
          <table:table-cell office:value-type="string" calcext:value-type="string">
            <text:p><text:s/>Imagination cXT200 (2x MIPS InterAptiv cores @ 550MHz)</text:p>
          </table:table-cell>
          <table:table-cell office:value-type="string" calcext:value-type="string">
            <text:p><text:s/>256MB DDR3 RAM <text:s/>512MB flash</text:p>
          </table:table-cell>
          <table:table-cell office:value-type="string" calcext:value-type="string">
            <text:p><text:s/>$53 to $120 with Click module add-on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ubieboard3 (CubieTruck)</text:p>
          </table:table-cell>
          <table:table-cell office:value-type="string" calcext:value-type="string">
            <text:p><text:s/>Cubieboard.org, Wang and Tom Development, Ltd.</text:p>
          </table:table-cell>
          <table:table-cell office:value-type="string" calcext:value-type="string">
            <text:p>http://linuxgizmos.com/cubieboard2-sbc-ships-cubietruck-nears-release/" </text:p>
          </table:table-cell>
          <table:table-cell office:value-type="string" calcext:value-type="string">
            <text:p>http://store.r0ck.me/products/cubietruck-2gb-ram-8gb-flash-with-wifi-bt" </text:p>
          </table:table-cell>
          <table:table-cell office:value-type="string" calcext:value-type="string">
            <text:p><text:s/>Allwinner A20 (2x Cortex-A7 @ 1GHz) <text:s/>Mali-400 GPU <text:s/></text:p>
          </table:table-cell>
          <table:table-cell office:value-type="string" calcext:value-type="string">
            <text:p>2GB DDR3 RAM, optional NAND or TSD flash</text:p>
          </table:table-cell>
          <table:table-cell office:value-type="string" calcext:value-type="string">
            <text:p><text:s/>$75 to $8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ubieboard4</text:p>
          </table:table-cell>
          <table:table-cell office:value-type="string" calcext:value-type="string">
            <text:p>Cubieboard.org, Wang and Tom Development, Ltd.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r0ck.me/collections/cubieboard-and-addons/products/cubieboard4-cc-a80-high-performance-mini-pc" </text:p>
          </table:table-cell>
          <table:table-cell office:value-type="string" calcext:value-type="string">
            <text:p><text:s/>Allwinner A80 (4x Cortex-A15 @ up to 2GHz, 4x Cortex-A7 cores @ up to 1.3GHz) <text:s/>PowerVR G6230 GPU</text:p>
          </table:table-cell>
          <table:table-cell office:value-type="string" calcext:value-type="string">
            <text:p><text:s/>2GB DDR3 RAM, 8GB eMMC, expandable to 64GB</text:p>
          </table:table-cell>
          <table:table-cell office:value-type="string" calcext:value-type="string">
            <text:p><text:s/>$1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mino Pi Basic Kit</text:p>
          </table:table-cell>
          <table:table-cell office:value-type="string" calcext:value-type="string">
            <text:p><text:s/>GL Innovations</text:p>
          </table:table-cell>
          <table:table-cell office:value-type="string" calcext:value-type="string">
            <text:p>http://linuxgizmos.com/open-source-iot-kit-runs-openwrt-mimics-arduino-yun/" </text:p>
          </table:table-cell>
          <table:table-cell office:value-type="string" calcext:value-type="string">
            <text:p>http://domino.io/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24 and up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PT-Board</text:p>
          </table:table-cell>
          <table:table-cell office:value-type="string" calcext:value-type="string">
            <text:p><text:s/>DPTechnics</text:p>
          </table:table-cell>
          <table:table-cell office:value-type="string" calcext:value-type="string">
            <text:p>http://linuxgizmos.com/low-cost-openwrt-sbc-targets-educational-apps/" </text:p>
          </table:table-cell>
          <table:table-cell office:value-type="string" calcext:value-type="string">
            <text:p>https://dptechnics.com/shop/index.php?route=product/category&amp;#038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55 ($64 for Plus version)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ragonBoard 410c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http://linuxgizmos.com/tiny-sbc-runs-android-and-linux-on-snapdragon-410/"</text:p>
          </table:table-cell>
          <table:table-cell office:value-type="string" calcext:value-type="string">
            <text:p>https://developer.qualcomm.com/mobile-development/development-devices/dragonboard/410c" </text:p>
          </table:table-cell>
          <table:table-cell office:value-type="string" calcext:value-type="string">
            <text:p><text:s/>Snapdragon 410 (4x Cortex-A53 @ 1.2GHz) <text:s/>Adreno 306 GPU</text:p>
          </table:table-cell>
          <table:table-cell office:value-type="string" calcext:value-type="string">
            <text:p><text:s/>1GB LPDDR3 RAM 8GB eMMC flash</text:p>
          </table:table-cell>
          <table:table-cell office:value-type="string" calcext:value-type="string">
            <text:p><text:s/>$7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dison Kit for Arduino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edison-iot-module-ships-with-atom-plus-quark-combo-soc/ </text:p>
          </table:table-cell>
          <table:table-cell office:value-type="string" calcext:value-type="string">
            <text:p>https://software.intel.com/en-us/videos/intel-edison-kit-for-arduino-unboxing-and-assembly </text:p>
          </table:table-cell>
          <table:table-cell office:value-type="string" calcext:value-type="string">
            <text:p><text:s/>Intel Atom&amp;#8220 <text:s/>(2x x86 @ 500MHz)- Quark coprocessor</text:p>
          </table:table-cell>
          <table:table-cell office:value-type="string" calcext:value-type="string">
            <text:p><text:s/>1GB LPDDR3 RAM 4GB eMMC flash</text:p>
          </table:table-cell>
          <table:table-cell office:value-type="string" calcext:value-type="string">
            <text:p><text:s/>$8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irefly FirePrime</text:p>
          </table:table-cell>
          <table:table-cell office:value-type="string" calcext:value-type="string">
            <text:p><text:s/>Firefly</text:p>
          </table:table-cell>
          <table:table-cell office:value-type="string" calcext:value-type="string">
            <text:p>http://en.t-firefly.com/en/firenow/fireprime/" </text:p>
          </table:table-cell>
          <table:table-cell office:value-type="string" calcext:value-type="string">
            <text:p>http://en.t-firefly.com/en/firenow/fireprime/</text:p>
          </table:table-cell>
          <table:table-cell office:value-type="string" calcext:value-type="string">
            <text:p><text:s text:c="2"/>Rockchip RK3128 (4x Cortex-A7 @ 1.3GHz) Mali-4000 MP2 GPU</text:p>
          </table:table-cell>
          <table:table-cell office:value-type="string" calcext:value-type="string">
            <text:p><text:s/>1GB LPDDR2 RAM <text:s/>8GB flash</text:p>
          </table:table-cell>
          <table:table-cell office:value-type="string" calcext:value-type="string">
            <text:p><text:s/>$7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irefly-RK3288</text:p>
          </table:table-cell>
          <table:table-cell office:value-type="string" calcext:value-type="string">
            <text:p><text:s/>Firefly</text:p>
          </table:table-cell>
          <table:table-cell office:value-type="string" calcext:value-type="string">
            <text:p>http://en.t-firefly.com/en/firenow/firefly_rk3288/specifications/" </text:p>
          </table:table-cell>
          <table:table-cell office:value-type="string" calcext:value-type="string">
            <text:p>http://en.t-firefly.com/en/firenow/firefly_rk3288/specifications/</text:p>
          </table:table-cell>
          <table:table-cell office:value-type="string" calcext:value-type="string">
            <text:p><text:s text:c="2"/>Rockchip RK3288 (4x Cortex-A17 @ 1.8GHz) + Mali-T760 GPU</text:p>
          </table:table-cell>
          <table:table-cell office:value-type="string" calcext:value-type="string">
            <text:p><text:s/>2GB DDR3 RAM (16GB flash) or for Plus model, 4GB DDR3 RAM (32GB flash)</text:p>
          </table:table-cell>
          <table:table-cell office:value-type="string" calcext:value-type="string">
            <text:p><text:s/>$160 or $260 (Plus)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lileo Gen 2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intel-unveils-second-generation-galileo-hacker-sbc/" </text:p>
          </table:table-cell>
          <table:table-cell office:value-type="string" calcext:value-type="string">
            <text:p>http://www.intel.com/content/www/us/en/do-it-yourself/galileo-maker-quark-board.html" </text:p>
          </table:table-cell>
          <table:table-cell office:value-type="string" calcext:value-type="string">
            <text:p><text:s/>Intel Quark X1000 (1x Pentium-compatible @ 400MHz)</text:p>
          </table:table-cell>
          <table:table-cell office:value-type="string" calcext:value-type="string">
            <text:p><text:s/>256MB DRAM</text:p>
          </table:table-cell>
          <table:table-cell office:value-type="string" calcext:value-type="string">
            <text:p><text:s/>$4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izmo 2</text:p>
          </table:table-cell>
          <table:table-cell office:value-type="string" calcext:value-type="string">
            <text:p><text:s/>AMD, GizmoSphere.org, SemiconductorStore.com</text:p>
          </table:table-cell>
          <table:table-cell office:value-type="string" calcext:value-type="string">
            <text:p>http://linuxgizmos.com/amd-gizmo-2-sbc-powers-up-with-g-series-soc/" </text:p>
          </table:table-cell>
          <table:table-cell office:value-type="string" calcext:value-type="string">
            <text:p>http://www.gizmosphere.org/" </text:p>
          </table:table-cell>
          <table:table-cell office:value-type="string" calcext:value-type="string">
            <text:p><text:s/>AMD G-Series GX210HA SoC (2x x86 @ 1GHz) Radeon HD 800 Graphics</text:p>
          </table:table-cell>
          <table:table-cell office:value-type="string" calcext:value-type="string">
            <text:p><text:s/>1GB DDR3 SDRAM</text:p>
          </table:table-cell>
          <table:table-cell office:value-type="string" calcext:value-type="string">
            <text:p><text:s/>$1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Key</text:p>
          </table:table-cell>
          <table:table-cell office:value-type="string" calcext:value-type="string">
            <text:p><text:s/>96Boards.org (Linaro), CircuitCo, Avnet, Arrow</text:p>
          </table:table-cell>
          <table:table-cell office:value-type="string" calcext:value-type="string">
            <text:p><text:s/>separate model from LeMaker</text:p>
          </table:table-cell>
          <table:table-cell office:value-type="string" calcext:value-type="string">
            <text:p>http://linuxgizmos.com/linaro-launches-open-arm-sbc-spec-and-an-octa-core-sbc/" </text:p>
          </table:table-cell>
          <table:table-cell office:value-type="string" calcext:value-type="string">
            <text:p><text:s/>HiSilicon Kirin 6220 (8x Cortex-A53 @ 1.2GHz)- Mali 450-MP4 GPU</text:p>
          </table:table-cell>
          <table:table-cell office:value-type="string" calcext:value-type="string">
            <text:p><text:s/>1GB LPDDR3 RAM and 4GB or 8GB eMMC (CircuitCo) <text:s/>2GB LPDDR3 RAM and 8GB eMMC (LeMaker)</text:p>
          </table:table-cell>
          <table:table-cell office:value-type="string" calcext:value-type="string">
            <text:p><text:s/>$9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ummingBoard-Base/Pro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freescale-imx6-family/hummingboard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) DDR3 RAM</text:p>
          </table:table-cell>
          <table:table-cell office:value-type="string" calcext:value-type="string">
            <text:p><text:s/>$70 to $130 (Base), $85 to $210 (Pro)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mmingBoard-Edg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product/hummingboard-edge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102 to $25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ummingBoard-Gat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latest-hummingboard-sbc-drops-price-supports-click-add-ons/" </text:p>
          </table:table-cell>
          <table:table-cell office:value-type="string" calcext:value-type="string">
            <text:p>http://solid-run.com/freescale-imx6-family/hummingboard/hummingboard-gate/" </text:p>
          </table:table-cell>
          <table:table-cell office:value-type="string" calcext:value-type="string">
            <text:p><text:s/>NXP i.MX6 Solo, DualLite, Dual, or Quad (1x, 2x, 2x, or 4x Cortex-A9 @ up to 1.2GHz)-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70 to $2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nforce 6410Plus</text:p>
          </table:table-cell>
          <table:table-cell office:value-type="string" calcext:value-type="string">
            <text:p><text:s/>Inforce Computing</text:p>
          </table:table-cell>
          <table:table-cell office:value-type="string" calcext:value-type="string">
            <text:p>http://linuxgizmos.com/pico-itx-snapdragon-600-sbc-upgrade-adds-features/" </text:p>
          </table:table-cell>
          <table:table-cell office:value-type="string" calcext:value-type="string">
            <text:p>http://www.inforcecomputing.com/products/single-board-computers/6410-plus-single-board-computer-sbc" </text:p>
          </table:table-cell>
          <table:table-cell office:value-type="string" calcext:value-type="string">
            <text:p><text:s/>Qualcomm Snapdragon 600 (4x “Krait” cores clocked at 1.7GHz) Adreno 320 GPU QDSP6V4 DSP</text:p>
          </table:table-cell>
          <table:table-cell office:value-type="string" calcext:value-type="string">
            <text:p><text:s/>2GB PCDDR3 RAM <text:s/>4GB eMMC flash</text:p>
          </table:table-cell>
          <table:table-cell office:value-type="string" calcext:value-type="string">
            <text:p><text:s/>$14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eMaker Guitar</text:p>
          </table:table-cell>
          <table:table-cell office:value-type="string" calcext:value-type="string">
            <text:p><text:s/>LeMaker</text:p>
          </table:table-cell>
          <table:table-cell office:value-type="string" calcext:value-type="string">
            <text:p>http://www.lenovator.com/product/91.html" </text:p>
          </table:table-cell>
          <table:table-cell office:value-type="string" calcext:value-type="string">
            <text:p>http://www.lenovator.com/product/91.html</text:p>
          </table:table-cell>
          <table:table-cell office:value-type="string" calcext:value-type="string">
            <text:p><text:s/>Actions S500 (4x Cortex-A9 @ up to 1.6GHz) + <text:s/>PowerVR SGX544 GPU</text:p>
          </table:table-cell>
          <table:table-cell office:value-type="string" calcext:value-type="string">
            <text:p><text:s/>1GB or 2GB DDR3 RAM <text:s/>8GB flash</text:p>
          </table:table-cell>
          <table:table-cell office:value-type="string" calcext:value-type="string">
            <text:p><text:s/>$44.9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inkIt Smart 7688</text:p>
          </table:table-cell>
          <table:table-cell office:value-type="string" calcext:value-type="string">
            <text:p><text:s/>MediaTek Labs, Seeed Studio</text:p>
          </table:table-cell>
          <table:table-cell/>
          <table:table-cell office:value-type="string" calcext:value-type="string">
            <text:p>http://labs.mediatek.com/site/global/developer_tools/mediatek_linkit_smart_7688/hdk_intro/index.gsp</text:p>
          </table:table-cell>
          <table:table-cell office:value-type="string" calcext:value-type="string">
            <text:p><text:s text:c="2"/>MediaTek MT7688AN (1x MIPS core @ 580MHz) + Atmel ATmega32U4 MPU (Duo only)</text:p>
          </table:table-cell>
          <table:table-cell office:value-type="string" calcext:value-type="string">
            <text:p><text:s/>128MB RAM <text:s/>32MB flash</text:p>
          </table:table-cell>
          <table:table-cell office:value-type="string" calcext:value-type="string">
            <text:p><text:s/>$12.90 or $15.90 (Duo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inkSprite Acadia V3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pcduino-acadia-1-sbc-runs-linux-and-android-on-imx6-quad/" </text:p>
          </table:table-cell>
          <table:table-cell office:value-type="string" calcext:value-type="string">
            <text:p>http://store.linksprite.com/acadia-v3-quad-core-i-mx6/" </text:p>
          </table:table-cell>
          <table:table-cell office:value-type="string" calcext:value-type="string">
            <text:p><text:s/>NXP i.MX6 Quad (4x Cortex-A9 @ up to 1.2GHz) Vivante GC355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1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inkSprite Arches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linksprite.com/linksprite-arches-single-board-computer-pcduino8-beta/" </text:p>
          </table:table-cell>
          <table:table-cell office:value-type="string" calcext:value-type="string">
            <text:p><text:s/>Allwinner A80 (4x Cortex-A15 @ up to 2GHz, 4x Cortex-A7 cores @ up to 1.3GHz) PowerVR G6230 GPU</text:p>
          </table:table-cell>
          <table:table-cell office:value-type="string" calcext:value-type="string">
            <text:p><text:s/>2GB DRAM <text:s/>8GB flash</text:p>
          </table:table-cell>
          <table:table-cell office:value-type="string" calcext:value-type="string">
            <text:p><text:s/>$9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rsBoard AM335x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www.marsboard.com/marsboard_am335x_feature.html" </text:p>
          </table:table-cell>
          <table:table-cell office:value-type="string" calcext:value-type="string">
            <text:p>http://www.marsboard.com/marsboard_am335x_feature.html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DDR3 RAM <text:s/>4GB eMMC flash</text:p>
          </table:table-cell>
          <table:table-cell office:value-type="string" calcext:value-type="string">
            <text:p><text:s/>$74.9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rsBoard RK3066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linuxgizmos.com/modular-sbc-runs-android-and-picuntu-on-cortex-a9/" </text:p>
          </table:table-cell>
          <table:table-cell office:value-type="string" calcext:value-type="string">
            <text:p>http://www.marsboard.com/marsboard_rk3066_feature.html" </text:p>
          </table:table-cell>
          <table:table-cell office:value-type="string" calcext:value-type="string">
            <text:p><text:s/>Rockchip RK3066 (2x Cortex-A9 @ 1.6GHz) <text:s/>Mali-400 GPU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5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rsBoard RK3066 Pro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www.wvshare.com/product/MarsBoard-RK3066-Pro.htm" </text:p>
          </table:table-cell>
          <table:table-cell office:value-type="string" calcext:value-type="string">
            <text:p>http://www.wvshare.com/product/MarsBoard-RK3066-Pro.htm</text:p>
          </table:table-cell>
          <table:table-cell office:value-type="string" calcext:value-type="string">
            <text:p><text:s/>Rockchip RK3066 (2x Cortex-A9 @ 1.6GHz) Mali-400 GPU</text:p>
          </table:table-cell>
          <table:table-cell office:value-type="string" calcext:value-type="string">
            <text:p><text:s/>1GB DDR3 RAM <text:s/>4GB eMMC flash</text:p>
          </table:table-cell>
          <table:table-cell office:value-type="string" calcext:value-type="string">
            <text:p><text:s/>$14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nnowBoard Max Turbot</text:p>
          </table:table-cell>
          <table:table-cell office:value-type="string" calcext:value-type="string">
            <text:p><text:s/>Intel, ADI, MinnowBoard.org</text:p>
          </table:table-cell>
          <table:table-cell office:value-type="string" calcext:value-type="string">
            <text:p>http://linuxgizmos.com/enhanced-open-source-minnowboard-makes-a-splash-at-idf/" </text:p>
          </table:table-cell>
          <table:table-cell office:value-type="string" calcext:value-type="string">
            <text:p>http://www.adiengineering.com/products/minnowboard-turbot/" </text:p>
          </table:table-cell>
          <table:table-cell office:value-type="string" calcext:value-type="string">
            <text:p><text:s/>Intel Atom E3826 (2x x86 @ 1.46GHz) Intel HD Graphics</text:p>
          </table:table-cell>
          <table:table-cell office:value-type="string" calcext:value-type="string">
            <text:p><text:s/>2GB DDR3L RAM</text:p>
          </table:table-cell>
          <table:table-cell office:value-type="string" calcext:value-type="string">
            <text:p><text:s/>$14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droid-C1+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hardkernel-tweaks-its-popular-odroid-c1-pi-clone/" </text:p>
          </table:table-cell>
          <table:table-cell office:value-type="string" calcext:value-type="string">
            <text:p>http://www.hardkernel.com/main/products/prdt_info.php?g_code=G143703355573" </text:p>
          </table:table-cell>
          <table:table-cell office:value-type="string" calcext:value-type="string">
            <text:p><text:s/>Amlogic S805 (4x Cortex-A5 @ 1.5GHz) Mali-450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droid-XU4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79-dollar-octacore-sbc-runs-ubuntu-and-android/" </text:p>
          </table:table-cell>
          <table:table-cell office:value-type="string" calcext:value-type="string">
            <text:p>http://www.hardkernel.com/main/products/prdt_info.php" </text:p>
          </table:table-cell>
          <table:table-cell office:value-type="string" calcext:value-type="string">
            <text:p><text:s/>Samsung Exynos5422 (4x Cortex-A15 @ 2.0GHz and 4x Cortex-A7 @ 1.4GHz) Mali-T628 MP6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7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range Pi 2 / Orange Pi Mini 2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" </text:p>
          </table:table-cell>
          <table:table-cell office:value-type="string" calcext:value-type="string">
            <text:p>http://www.orangepi.org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0 ($25 for Mini)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ange Pi PC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orangepipc/" </text:p>
          </table:table-cell>
          <table:table-cell office:value-type="string" calcext:value-type="string">
            <text:p>http://www.orangepi.org/orangepipc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1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range Pi Plus2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orangepiplus2/" </text:p>
          </table:table-cell>
          <table:table-cell office:value-type="string" calcext:value-type="string">
            <text:p>http://www.orangepi.org/orangepiplus2/</text:p>
          </table:table-cell>
          <table:table-cell office:value-type="string" calcext:value-type="string">
            <text:p><text:s/>Allwinner H3 (4x Cortex-A7 @ 1.6GHz) PowerVR SGX544MP2 GPU</text:p>
          </table:table-cell>
          <table:table-cell office:value-type="string" calcext:value-type="string">
            <text:p><text:s/>2GB DDR3 RAM – 8GB eMMC flash</text:p>
          </table:table-cell>
          <table:table-cell office:value-type="string" calcext:value-type="string">
            <text:p><text:s/>$4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rallella</text:p>
          </table:table-cell>
          <table:table-cell office:value-type="string" calcext:value-type="string">
            <text:p><text:s/>Adapteva, Parallella.org</text:p>
          </table:table-cell>
          <table:table-cell office:value-type="string" calcext:value-type="string">
            <text:p>http://linuxgizmos.com/academic-program-offers-free-parallella-boards/" </text:p>
          </table:table-cell>
          <table:table-cell office:value-type="string" calcext:value-type="string">
            <text:p>http://www.parallella.org/" </text:p>
          </table:table-cell>
          <table:table-cell office:value-type="string" calcext:value-type="string">
            <text:p><text:s/>Xilinx Zynq-7020 or -7010 SoC (2x Cortex-A9 @ 667MHz plus FPGA) 16-core Epiphany RISC chip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cDuino Lite/Lite WiFi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store.linksprite.com/pcduino-lite-a-minipc-with-arduino-headers-ubuntu/" </text:p>
          </table:table-cell>
          <table:table-cell/>
          <table:table-cell office:value-type="string" calcext:value-type="string">
            <text:p><text:s/>Allwinner A10 (1x Cortex-A8 @ 1GHz) Mali-400 GPU</text:p>
          </table:table-cell>
          <table:table-cell office:value-type="string" calcext:value-type="string">
            <text:p><text:s/>512MB (Lite) or 256MB (Lite WiFi) no flash (Lite) or 2GB flash (Lite WiFi)</text:p>
          </table:table-cell>
          <table:table-cell office:value-type="string" calcext:value-type="string">
            <text:p><text:s/>$29 each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cDuino3Nano/Nano Lite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hackable-39-allwinner-a20-sbc-packs-hdmi-and-gbe/" </text:p>
          </table:table-cell>
          <table:table-cell office:value-type="string" calcext:value-type="string">
            <text:p>http://store.linksprite.com/pcduino3-nano/" </text:p>
          </table:table-cell>
          <table:table-cell office:value-type="string" calcext:value-type="string">
            <text:p>Allwinner A20 (2x Cortex-A7 @ 1GHz) Mali-400 GPU</text:p>
          </table:table-cell>
          <table:table-cell office:value-type="string" calcext:value-type="string">
            <text:p><text:s/>1GB DRAM 4GB flash (none on Lite)</text:p>
          </table:table-cell>
          <table:table-cell office:value-type="string" calcext:value-type="string">
            <text:p><text:s/>$40 ($35 for Lite)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cDuino8 Uno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store.linksprite.com/pcduino8-uno/" </text:p>
          </table:table-cell>
          <table:table-cell office:value-type="string" calcext:value-type="string">
            <text:p>http://store.linksprite.com/pcduino8-uno/</text:p>
          </table:table-cell>
          <table:table-cell office:value-type="string" calcext:value-type="string">
            <text:p><text:s/>Allwinner H8 (8x Cortex-A7 @ 2GHz) Power VR SG544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ine A64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15-dollar-sbc-features-quad-core-64-bit-allwinner-a4-pi-expansion/" </text:p>
          </table:table-cell>
          <table:table-cell office:value-type="string" calcext:value-type="string">
            <text:p>https://www.kickstarter.com/projects/pine64/pine-a64-first-15-64-bit-single-board-super-comput" </text:p>
          </table:table-cell>
          <table:table-cell office:value-type="string" calcext:value-type="string">
            <text:p><text:s/>Allwinner A64 (4x Cortex-A53 cores @ 1.2GHz) ARM Mali400-MP2 GPU</text:p>
          </table:table-cell>
          <table:table-cell office:value-type="string" calcext:value-type="string">
            <text:p><text:s/>512MB (standard), 1GB ($19 Plus), 2GB ($29 Plus) DDR3 RAM</text:p>
          </table:table-cell>
          <table:table-cell office:value-type="string" calcext:value-type="string">
            <text:p><text:s/>$15 to $29 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ixiePro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open-spec-i-mx6-quad-sbc-is-bursting-with-wireless-io/" </text:p>
          </table:table-cell>
          <table:table-cell office:value-type="string" calcext:value-type="string">
            <text:p>https://store.treats4geeks.com/index.php/pixiepro-6.html" </text:p>
          </table:table-cell>
          <table:table-cell office:value-type="string" calcext:value-type="string">
            <text:p><text:s/>NXP i.MX6 Quad (4x Cortex-A9 @ up to 1.0GHz) Vivante 2D/3D GPU</text:p>
          </table:table-cell>
          <table:table-cell office:value-type="string" calcext:value-type="string">
            <text:p><text:s/>2GB DDR3 RAM</text:p>
          </table:table-cell>
          <table:table-cell office:value-type="string" calcext:value-type="string">
            <text:p><text:s/>$13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dxa Rock Pro / Rock Lite</text:p>
          </table:table-cell>
          <table:table-cell office:value-type="string" calcext:value-type="string">
            <text:p><text:s/>Radxa</text:p>
          </table:table-cell>
          <table:table-cell office:value-type="string" calcext:value-type="string">
            <text:p>http://linuxgizmos.com/open-sbc-runs-android-and-linux-on-quad-core-rockchip/" </text:p>
          </table:table-cell>
          <table:table-cell office:value-type="string" calcext:value-type="string">
            <text:p>http://radxa.com/Rock/specifications" </text:p>
          </table:table-cell>
          <table:table-cell office:value-type="string" calcext:value-type="string">
            <text:p><text:s/>Rockchip RK3188 (4x Cortex-A9 @ 1.6GHz) Mali-400 GPU</text:p>
          </table:table-cell>
          <table:table-cell office:value-type="string" calcext:value-type="string">
            <text:p><text:s/>2GB DDR3 RAM 8GB NAND flash(1GB/4GB on Radxa Rock Lite)</text:p>
          </table:table-cell>
          <table:table-cell office:value-type="string" calcext:value-type="string">
            <text:p><text:s/>$99 (Pro) $59 (Lite)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adxa Rock 2 Square</text:p>
          </table:table-cell>
          <table:table-cell office:value-type="string" calcext:value-type="string">
            <text:p><text:s/>Radxa</text:p>
          </table:table-cell>
          <table:table-cell office:value-type="string" calcext:value-type="string">
            <text:p>http://radxa.com/Rock2" </text:p>
          </table:table-cell>
          <table:table-cell office:value-type="string" calcext:value-type="string">
            <text:p>http://radxa.com/Rock2</text:p>
          </table:table-cell>
          <table:table-cell office:value-type="string" calcext:value-type="string">
            <text:p><text:s text:c="2"/>Rockchip RK3288 (4x Cortex-A17 @ 1.6GHz) Mali-T764 GPU</text:p>
          </table:table-cell>
          <table:table-cell office:value-type="string" calcext:value-type="string">
            <text:p><text:s/>2GB DDR3 RAM (4GB on SOM-B model) 16GB eMMC flash (32GB on SOM-B model)</text:p>
          </table:table-cell>
          <table:table-cell office:value-type="string" calcext:value-type="string">
            <text:p><text:s/>$12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spberry Pi Model A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raspberry-pi-a-sbc-goes-for-20/" </text:p>
          </table:table-cell>
          <table:table-cell office:value-type="string" calcext:value-type="string">
            <text:p>http://www.mcmelectronics.com/content/en-US/raspberry-pi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256MB SDRAM</text:p>
          </table:table-cell>
          <table:table-cell office:value-type="string" calcext:value-type="string">
            <text:p><text:s/>$2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spberry Pi Model B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model-b-plus-price-drops-to-25-dollars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2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aspberry Pi 2 Model B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gets-quad-core-soc-keeps-same-price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6 (4x Cortex-A7 @ 900MHz)Broadcom VideoCore IV GPU</text:p>
          </table:table-cell>
          <table:table-cell office:value-type="string" calcext:value-type="string">
            <text:p><text:s/>1GB SDRAM</text:p>
          </table:table-cell>
          <table:table-cell office:value-type="string" calcext:value-type="string">
            <text:p><text:s/>$3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aspberry Pi Zero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5-dollar-raspberry-pi-zero-keeps-it-simple/" </text:p>
          </table:table-cell>
          <table:table-cell office:value-type="string" calcext:value-type="string">
            <text:p>https://www.adafruit.com/products/2885" </text:p>
          </table:table-cell>
          <table:table-cell office:value-type="string" calcext:value-type="string">
            <text:p><text:s/>Broadcom BCM2835 (1x ARM1176JZFS core @ 1GHz) with FPU and VideoCore IV dual-core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5 and up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ico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io-rich-sbc-runs-linux-on-cortex-a9-sitara-soc/" </text:p>
          </table:table-cell>
          <table:table-cell office:value-type="string" calcext:value-type="string">
            <text:p>http://www.myirtech.com/list.asp?id=510" </text:p>
          </table:table-cell>
          <table:table-cell office:value-type="string" calcext:value-type="string">
            <text:p><text:s/>TI AM437x (1x Cortex-A9 core @ up to 1GHz) PowerVR SGX530 GPU</text:p>
          </table:table-cell>
          <table:table-cell office:value-type="string" calcext:value-type="string">
            <text:p><text:s/>512MB DDR3 RAM (alternatively 256MB or 1GB) 4GB eMMC flash <text:s/>256MB or 512MB SLC NAND flash (reserved)</text:p>
          </table:table-cell>
          <table:table-cell office:value-type="string" calcext:value-type="string">
            <text:p><text:s/>$9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oTboard</text:p>
          </table:table-cell>
          <table:table-cell office:value-type="string" calcext:value-type="string">
            <text:p><text:s/>Newark Element14, RioTboard.org</text:p>
          </table:table-cell>
          <table:table-cell office:value-type="string" calcext:value-type="string">
            <text:p>http://linuxgizmos.com/open-source-iot-sbc-cortex-a9-linux-android/" </text:p>
          </table:table-cell>
          <table:table-cell office:value-type="string" calcext:value-type="string">
            <text:p>http://www.newark.com/riotboard/mcimx6-solo/unknown/dp/07X2279?ost=riotboard" </text:p>
          </table:table-cell>
          <table:table-cell office:value-type="string" calcext:value-type="string">
            <text:p><text:s/>NXP i.MX6 Solo (1x Cortex-A9 @ up to 1GHz)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79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MA5D4 Xplained</text:p>
          </table:table-cell>
          <table:table-cell office:value-type="string" calcext:value-type="string">
            <text:p><text:s/>Newark Element14, Atmel</text:p>
          </table:table-cell>
          <table:table-cell office:value-type="string" calcext:value-type="string">
            <text:p>http://linuxgizmos.com/low-cost-cortex-a5-dev-board-accepts-arduino-shields/" </text:p>
          </table:table-cell>
          <table:table-cell office:value-type="string" calcext:value-type="string">
            <text:p>http://www.element14.com/community/docs/DOC-73554/l/sama5d4-xplained-ultra" </text:p>
          </table:table-cell>
          <table:table-cell office:value-type="string" calcext:value-type="string">
            <text:p><text:s/>Atmel SAMA5D4 (1x Cortex-A5 @ 528MHz)</text:p>
          </table:table-cell>
          <table:table-cell office:value-type="string" calcext:value-type="string">
            <text:p><text:s/>512MB DDR2 RAM 512MB NAND flash</text:p>
          </table:table-cell>
          <table:table-cell office:value-type="string" calcext:value-type="string">
            <text:p><text:s/>$93.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ickerdoodle</text:p>
          </table:table-cell>
          <table:table-cell office:value-type="string" calcext:value-type="string">
            <text:p><text:s/>Krtkl</text:p>
          </table:table-cell>
          <table:table-cell office:value-type="string" calcext:value-type="string">
            <text:p>http://linuxgizmos.com/zynq-based-hacker-board-has-fpga-bt-and-wifi-too/" </text:p>
          </table:table-cell>
          <table:table-cell office:value-type="string" calcext:value-type="string">
            <text:p>http://krtkl.com/" </text:p>
          </table:table-cell>
          <table:table-cell office:value-type="string" calcext:value-type="string">
            <text:p><text:s/>Xilinx Zynq-7020 or -7010 SoC (2x Cortex-A9 @ 667MHz plus FPGA) STM32 microcontroller</text:p>
          </table:table-cell>
          <table:table-cell office:value-type="string" calcext:value-type="string">
            <text:p><text:s/>512MB or 1GB ($10) DDR3 RAM</text:p>
          </table:table-cell>
          <table:table-cell office:value-type="string" calcext:value-type="string">
            <text:p><text:s/>$62 and up with free US shipping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doo Neo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iot-ready-udoo-hacker-sbc-starts-at-49/" </text:p>
          </table:table-cell>
          <table:table-cell office:value-type="string" calcext:value-type="string">
            <text:p>http://shop.udoo.org/usa/neo.html?___from_store=other&amp;#038</text:p>
          </table:table-cell>
          <table:table-cell office:value-type="string" calcext:value-type="string">
            <text:p><text:s/>NXP i.MX6 SoloX (1x Cortex-A9 @ 1GHz) Cortex-M4 MCU Vivante GPU</text:p>
          </table:table-cell>
          <table:table-cell office:value-type="string" calcext:value-type="string">
            <text:p><text:s/>512MB DDR3L RAM (1GB on Plus version)</text:p>
          </table:table-cell>
          <table:table-cell office:value-type="string" calcext:value-type="string">
            <text:p><text:s/>$49.90 (Basic) $59.90 (Extended), $64.90 (Full)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doo Quad/Dual/Dual Basic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udoo-compact-quad-core-arm-sbc/" </text:p>
          </table:table-cell>
          <table:table-cell office:value-type="string" calcext:value-type="string">
            <text:p>http://shop.udoo.org/usa/quad-dual.html" </text:p>
          </table:table-cell>
          <table:table-cell office:value-type="string" calcext:value-type="string">
            <text:p><text:s/>NXP i.MX6 Quad or DualLite (4x or 2x Cortex-A9 @ 1GHz with Vivante GPUs) Atmel SAM3X8E ARM Cortex-M3 MC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 (Dual Basic) <text:s/>$115 (Dual) $135 (Quad)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B Armory</text:p>
          </table:table-cell>
          <table:table-cell office:value-type="string" calcext:value-type="string">
            <text:p><text:s/>Inverse Path</text:p>
          </table:table-cell>
          <table:table-cell office:value-type="string" calcext:value-type="string">
            <text:p>http://linuxgizmos.com/tiny-open-source-usb-stick-sbc-focuses-on-security/" </text:p>
          </table:table-cell>
          <table:table-cell office:value-type="string" calcext:value-type="string">
            <text:p>http://inversepath.com/usbarmory#usbarmory_top-tab" </text:p>
          </table:table-cell>
          <table:table-cell office:value-type="string" calcext:value-type="string">
            <text:p><text:s/>NXP i.MX53 (1x Cortex-A8 @ 800MHz)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130 $155 (with USB host adapter) $185 (with adapter and 32GB microSD with Debian)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andboard Quad/Dual/Solo</text:p>
          </table:table-cell>
          <table:table-cell office:value-type="string" calcext:value-type="string">
            <text:p><text:s/>Wandboard.org</text:p>
          </table:table-cell>
          <table:table-cell office:value-type="string" calcext:value-type="string">
            <text:p>http://linuxgizmos.com/wandboard-gains-quad-core-cpu-and-enhanced-gpu/" </text:p>
          </table:table-cell>
          <table:table-cell office:value-type="string" calcext:value-type="string">
            <text:p>http://www.wandboard.org/" </text:p>
          </table:table-cell>
          <table:table-cell office:value-type="string" calcext:value-type="string">
            <text:p><text:s/>NXP i.MX6 Solo, DualLite, or Quad (1x, 2x, or 4x Cortex-A9 @ 1GHz) Vivante GPU</text:p>
          </table:table-cell>
          <table:table-cell office:value-type="string" calcext:value-type="string">
            <text:p><text:s/>512MB (Solo) 1GB (Dual), 2GB (Quad) DDR3 RAM</text:p>
          </table:table-cell>
          <table:table-cell office:value-type="string" calcext:value-type="string">
            <text:p><text:s/>$79 (Solo) <text:s/>$99 (Dual) <text:s/>$129 Quad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Z-turn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zynq-based-sbc-runs-linux-offers-fpga-based-io/" </text:p>
          </table:table-cell>
          <table:table-cell office:value-type="string" calcext:value-type="string">
            <text:p>http://www.myirtech.com/list.asp?id=502" </text:p>
          </table:table-cell>
          <table:table-cell office:value-type="string" calcext:value-type="string">
            <text:p><text:s/>Xilinx Zynq-7010 or -7020 (2x Cortex-A9 cores @ 667MHz, plus FPGA) or optional Zynq-7020</text:p>
          </table:table-cell>
          <table:table-cell office:value-type="string" calcext:value-type="string">
            <text:p><text:s/>1GB DDR3 RAM 512MB NAND flash (reserved)</text:p>
          </table:table-cell>
          <table:table-cell office:value-type="string" calcext:value-type="string">
            <text:p><text:s/>$99 (7010) or $119 (7020)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3:51:44.084346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14:04:29.459455087</dc:date>
    <meta:editing-duration>PT1H13M15S</meta:editing-duration>
    <meta:editing-cycles>12</meta:editing-cycles>
    <meta:generator>LibreOffice/5.0.3.2$Linux_X86_64 LibreOffice_project/e5f16313668ac592c1bfb310f4390624e3dbfb75</meta:generator>
    <meta:document-statistic meta:table-count="1" meta:cell-count="778" meta:object-count="0"/>
  </office:meta>
</office:document-meta>
</file>